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23a2a" officeooo:paragraph-rsid="00023a2a"/>
    </style:style>
    <style:style style:name="P2" style:family="paragraph" style:parent-style-name="Standard">
      <style:text-properties officeooo:rsid="00023a2a" officeooo:paragraph-rsid="00023a2a"/>
    </style:style>
    <style:style style:name="P3" style:family="paragraph" style:parent-style-name="Standard">
      <style:text-properties fo:font-size="15pt" officeooo:rsid="00023a2a" officeooo:paragraph-rsid="00023a2a" style:font-size-asian="15pt" style:font-size-complex="15pt"/>
    </style:style>
    <style:style style:name="P4" style:family="paragraph" style:parent-style-name="Standard">
      <style:text-properties fo:font-size="15pt" officeooo:rsid="00033282" officeooo:paragraph-rsid="00033282" style:font-size-asian="15pt" style:font-size-complex="15pt"/>
    </style:style>
    <style:style style:name="P5" style:family="paragraph" style:parent-style-name="Standard">
      <style:text-properties fo:font-size="15pt" officeooo:paragraph-rsid="0008a163" style:font-size-asian="15pt" style:font-size-complex="15pt"/>
    </style:style>
    <style:style style:name="P6" style:family="paragraph" style:parent-style-name="Standard">
      <style:text-properties fo:font-size="15pt" officeooo:paragraph-rsid="000a7fb0" style:font-size-asian="15pt" style:font-size-complex="15pt"/>
    </style:style>
    <style:style style:name="P7" style:family="paragraph" style:parent-style-name="Standard">
      <style:text-properties fo:font-size="15pt" officeooo:rsid="000a7fb0" officeooo:paragraph-rsid="000a7fb0" style:font-size-asian="15pt" style:font-size-complex="15pt"/>
    </style:style>
    <style:style style:name="P8" style:family="paragraph" style:parent-style-name="Standard">
      <style:text-properties fo:font-size="15pt" style:text-underline-style="solid" style:text-underline-width="auto" style:text-underline-color="font-color" officeooo:rsid="00033282" officeooo:paragraph-rsid="00033282" style:font-size-asian="15pt" style:font-size-complex="15pt"/>
    </style:style>
    <style:style style:name="P9" style:family="paragraph" style:parent-style-name="Standard">
      <style:text-properties fo:font-size="15pt" style:text-underline-style="solid" style:text-underline-width="auto" style:text-underline-color="font-color" officeooo:rsid="000fe206" officeooo:paragraph-rsid="000fe206" style:font-size-asian="15pt" style:font-size-complex="15pt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0a7fb0" officeooo:paragraph-rsid="000a7fb0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0d32d0" officeooo:paragraph-rsid="000d32d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style:text-underline-style="none" officeooo:rsid="00033282" officeooo:paragraph-rsid="00033282" style:font-size-asian="15pt" style:font-size-complex="15pt"/>
    </style:style>
    <style:style style:name="P13" style:family="paragraph" style:parent-style-name="Standard">
      <style:text-properties fo:font-size="15pt" style:text-underline-style="none" officeooo:rsid="00038653" officeooo:paragraph-rsid="00038653" style:font-size-asian="15pt" style:font-size-complex="15pt"/>
    </style:style>
    <style:style style:name="P14" style:family="paragraph" style:parent-style-name="Standard">
      <style:text-properties fo:font-size="15pt" style:text-underline-style="none" officeooo:rsid="000562af" officeooo:paragraph-rsid="000562af" style:font-size-asian="15pt" style:font-size-complex="15pt"/>
    </style:style>
    <style:style style:name="P15" style:family="paragraph" style:parent-style-name="Standard">
      <style:text-properties fo:font-size="15pt" style:text-underline-style="none" officeooo:rsid="000809a3" officeooo:paragraph-rsid="000809a3" style:font-size-asian="15pt" style:font-size-complex="15pt"/>
    </style:style>
    <style:style style:name="P16" style:family="paragraph" style:parent-style-name="Standard">
      <style:text-properties fo:font-size="15pt" style:text-underline-style="none" officeooo:rsid="0006cd18" officeooo:paragraph-rsid="0006cd18" style:font-size-asian="15pt" style:font-size-complex="15pt"/>
    </style:style>
    <style:style style:name="P17" style:family="paragraph" style:parent-style-name="Standard">
      <style:text-properties fo:font-size="15pt" style:text-underline-style="none" officeooo:rsid="0008a163" officeooo:paragraph-rsid="0008a163" style:font-size-asian="15pt" style:font-size-complex="15pt"/>
    </style:style>
    <style:style style:name="P18" style:family="paragraph" style:parent-style-name="Standard">
      <style:text-properties fo:font-size="15pt" style:text-underline-style="none" officeooo:paragraph-rsid="0008a163" style:font-size-asian="15pt" style:font-size-complex="15pt"/>
    </style:style>
    <style:style style:name="P19" style:family="paragraph" style:parent-style-name="Standard">
      <style:text-properties fo:font-size="15pt" style:text-underline-style="none" officeooo:rsid="000a7fb0" officeooo:paragraph-rsid="000a7fb0" style:font-size-asian="15pt" style:font-size-complex="15pt"/>
    </style:style>
    <style:style style:name="P20" style:family="paragraph" style:parent-style-name="Standard">
      <style:text-properties fo:font-size="15pt" style:text-underline-style="none" officeooo:rsid="000a7fb0" officeooo:paragraph-rsid="0008a163" style:font-size-asian="15pt" style:font-size-complex="15pt"/>
    </style:style>
    <style:style style:name="P21" style:family="paragraph" style:parent-style-name="Standard">
      <style:text-properties fo:font-size="15pt" style:text-underline-style="none" officeooo:rsid="000b098f" officeooo:paragraph-rsid="000b098f" style:font-size-asian="15pt" style:font-size-complex="15pt"/>
    </style:style>
    <style:style style:name="P22" style:family="paragraph" style:parent-style-name="Standard">
      <style:text-properties fo:font-size="15pt" style:text-underline-style="none" officeooo:rsid="000b098f" officeooo:paragraph-rsid="000c44a7" style:font-size-asian="15pt" style:font-size-complex="15pt"/>
    </style:style>
    <style:style style:name="P23" style:family="paragraph" style:parent-style-name="Standard">
      <style:text-properties fo:font-size="15pt" style:text-underline-style="none" officeooo:rsid="000c44a7" officeooo:paragraph-rsid="000c44a7" style:font-size-asian="15pt" style:font-size-complex="15pt"/>
    </style:style>
    <style:style style:name="P24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0809a3" officeooo:paragraph-rsid="000809a3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023a2a" officeooo:paragraph-rsid="00023a2a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0562af" officeooo:paragraph-rsid="000562af" style:font-size-asian="15pt" style:font-style-asian="italic" style:font-weight-asian="bold" style:font-size-complex="15pt" style:font-style-complex="italic" style:font-weight-complex="bold"/>
    </style:style>
    <style:style style:name="P27" style:family="paragraph" style:parent-style-name="Standard">
      <style:text-properties fo:color="#cf3834" fo:font-size="15pt" style:text-underline-style="solid" style:text-underline-width="auto" style:text-underline-color="font-color" officeooo:rsid="00033282" officeooo:paragraph-rsid="00033282" style:font-size-asian="15pt" style:font-size-complex="15pt"/>
    </style:style>
    <style:style style:name="P28" style:family="paragraph" style:parent-style-name="Standard" style:list-style-name="L1">
      <style:text-properties fo:font-size="15pt" style:text-underline-style="none" officeooo:rsid="000809a3" officeooo:paragraph-rsid="000809a3" style:font-size-asian="15pt" style:font-size-complex="15pt"/>
    </style:style>
    <style:style style:name="P29" style:family="paragraph" style:parent-style-name="Standard" style:list-style-name="L4">
      <style:text-properties fo:font-size="15pt" style:text-underline-style="none" officeooo:rsid="000809a3" officeooo:paragraph-rsid="000809a3" style:font-size-asian="15pt" style:font-size-complex="15pt"/>
    </style:style>
    <style:style style:name="P30" style:family="paragraph" style:parent-style-name="Standard" style:list-style-name="L2">
      <style:text-properties fo:font-size="15pt" style:text-underline-style="none" officeooo:rsid="000562af" officeooo:paragraph-rsid="000562af" style:font-size-asian="15pt" style:font-size-complex="15pt"/>
    </style:style>
    <style:style style:name="P31" style:family="paragraph" style:parent-style-name="Standard" style:list-style-name="L3">
      <style:text-properties fo:font-size="15pt" style:text-underline-style="none" officeooo:rsid="0006b613" officeooo:paragraph-rsid="00058cef" style:font-size-asian="15pt" style:font-size-complex="15pt"/>
    </style:style>
    <style:style style:name="P32" style:family="paragraph" style:parent-style-name="Standard" style:list-style-name="L5">
      <style:text-properties fo:font-size="15pt" style:text-underline-style="none" officeooo:rsid="0008a163" officeooo:paragraph-rsid="0008a163" style:font-size-asian="15pt" style:font-size-complex="15pt"/>
    </style:style>
    <style:style style:name="P33" style:family="paragraph" style:parent-style-name="Standard" style:list-style-name="L5">
      <style:text-properties fo:font-size="15pt" style:text-underline-style="none" officeooo:paragraph-rsid="0008a163" style:font-size-asian="15pt" style:font-size-complex="15pt"/>
    </style:style>
    <style:style style:name="P34" style:family="paragraph" style:parent-style-name="Standard" style:list-style-name="L6">
      <style:text-properties fo:font-size="15pt" style:text-underline-style="none" officeooo:rsid="000d32d0" officeooo:paragraph-rsid="000d32d0" style:font-size-asian="15pt" style:font-size-complex="15pt"/>
    </style:style>
    <style:style style:name="P35" style:family="paragraph" style:parent-style-name="Standard">
      <style:text-properties fo:font-size="15pt" style:text-underline-style="none" officeooo:rsid="000d32d0" officeooo:paragraph-rsid="000d32d0" style:font-size-asian="15pt" style:font-size-complex="15pt"/>
    </style:style>
    <style:style style:name="P36" style:family="paragraph" style:parent-style-name="Standard" style:list-style-name="L3">
      <style:text-properties fo:font-size="15pt" officeooo:rsid="00058cef" officeooo:paragraph-rsid="00058cef" style:font-size-asian="15pt" style:font-size-complex="15pt"/>
    </style:style>
    <style:style style:name="P37" style:family="paragraph" style:parent-style-name="Standard" style:list-style-name="L3">
      <style:text-properties fo:font-size="15pt" officeooo:rsid="0006cd18" officeooo:paragraph-rsid="0006cd18" style:font-size-asian="15pt" style:font-size-complex="15pt"/>
    </style:style>
    <style:style style:name="P38" style:family="paragraph" style:parent-style-name="Standard" style:list-style-name="L5">
      <style:text-properties fo:font-size="15pt" style:text-underline-style="solid" style:text-underline-width="auto" style:text-underline-color="font-color" fo:font-weight="bold" officeooo:rsid="0008a163" officeooo:paragraph-rsid="0008a163" style:font-size-asian="15pt" style:font-weight-asian="bold" style:font-size-complex="15pt" style:font-weight-complex="bold"/>
    </style:style>
    <style:style style:name="P39" style:family="paragraph" style:parent-style-name="Standard" style:list-style-name="L5">
      <style:text-properties officeooo:rsid="0008a163" officeooo:paragraph-rsid="0008a163"/>
    </style:style>
    <style:style style:name="T1" style:family="text">
      <style:text-properties officeooo:rsid="00038653"/>
    </style:style>
    <style:style style:name="T2" style:family="text">
      <style:text-properties officeooo:rsid="00044b8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562af"/>
    </style:style>
    <style:style style:name="T5" style:family="text">
      <style:text-properties style:text-underline-style="none" officeooo:rsid="0006b613"/>
    </style:style>
    <style:style style:name="T6" style:family="text">
      <style:text-properties style:text-underline-style="none" officeooo:rsid="0008a163"/>
    </style:style>
    <style:style style:name="T7" style:family="text">
      <style:text-properties style:text-underline-style="none" officeooo:rsid="000a7fb0"/>
    </style:style>
    <style:style style:name="T8" style:family="text">
      <style:text-properties style:text-underline-style="none" fo:font-weight="bold" officeooo:rsid="000a7fb0" style:font-weight-asian="bold" style:font-weight-complex="bold"/>
    </style:style>
    <style:style style:name="T9" style:family="text">
      <style:text-properties style:text-underline-style="none" officeooo:rsid="000b098f"/>
    </style:style>
    <style:style style:name="T10" style:family="text">
      <style:text-properties officeooo:rsid="000809a3"/>
    </style:style>
    <style:style style:name="T11" style:family="text">
      <style:text-properties style:text-underline-style="solid" style:text-underline-width="auto" style:text-underline-color="font-color" fo:font-weight="bold" officeooo:rsid="000a7fb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8a163" style:font-weight-asian="bold" style:font-weight-complex="bold"/>
    </style:style>
    <style:style style:name="T13" style:family="text">
      <style:text-properties fo:font-size="15pt" style:text-underline-style="none" style:font-size-asian="15pt" style:font-size-complex="15pt"/>
    </style:style>
    <style:style style:name="T14" style:family="text">
      <style:text-properties fo:font-size="15pt" style:text-underline-style="none" officeooo:rsid="000809a3" style:font-size-asian="15pt" style:font-size-complex="15pt"/>
    </style:style>
    <style:style style:name="T15" style:family="text">
      <style:text-properties officeooo:rsid="000c44a7"/>
    </style:style>
    <style:style style:name="T16" style:family="text">
      <style:text-properties style:text-position="0% 100%" fo:font-style="italic" style:font-style-asian="italic" style:font-style-complex="italic"/>
    </style:style>
    <style:style style:name="T17" style:family="text">
      <style:text-properties officeooo:rsid="000d32d0"/>
    </style:style>
    <style:style style:name="T18" style:family="text">
      <style:text-properties officeooo:rsid="000ebe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5">About :</text:p>
      <text:p text:style-name="P3"><text:tab/>This tool is developed to generate a detailed asana’s project , which describes the status of all the tickets present in that particular project.Here by tickets we mean the tasks which are recieved from <text:span text:style-name="T1">d</text:span>ifeerent sources , slack being one of them.Since to keep track of all the tickets status in a project may be difficut , thus this report provides all the details in the excel file format.</text:p>
      <text:p text:style-name="P3"/>
      <text:p text:style-name="P3">The detailed status report includes all the details such as when and in which section it was created,</text:p>
      <text:p text:style-name="P4">the section where it is curently present.It also lists the asignee along with all the comments made on a ticket,appended with commenter name and time.</text:p>
      <text:p text:style-name="P4"/>
      <text:p text:style-name="P27">Note: This tool doesn’t considers the status of a ticket as completed <text:s/>if done by ‘mark complete’,instead this tool considers the status of a ticket as a completed one when it is moved to thedone section.</text:p>
      <text:p text:style-name="P8"/>
      <text:p text:style-name="P12">Therefore the tickets completed time and tickets elapse time are claculated , considering the <text:span text:style-name="T1">time when a ticket enters the ‘done’ section in a project.</text:span></text:p>
      <text:p text:style-name="P13">This report also sets the priorities for the tickets.<text:span text:style-name="T2">This tickets priorities can be used to focus on tickets which have been unattended or ‘In progress’ for long amount of time.The priority of a ticket increases with its integer value.</text:span></text:p>
      <text:p text:style-name="P13"/>
      <text:p text:style-name="P13"/>
      <text:p text:style-name="P26">Requirements:</text:p>
      <text:p text:style-name="P14"/>
      <text:list xml:id="list3692376252" text:style-name="L1">
        <text:list-item>
          <text:p text:style-name="P28">Operating system: Windows 7/10 / Ubuntu</text:p>
        </text:list-item>
      </text:list>
      <text:list xml:id="list1336129787" text:style-name="L2">
        <text:list-item>
          <text:p text:style-name="P30">Softwares : PYTHON 2.7X OR 3.xx. Users can alos run this tool using some optional softwares such as spyder(anaconda) or pycharm.</text:p>
        </text:list-item>
        <text:list-item>
          <text:p text:style-name="P30">Modules <text:span text:style-name="T10">Required</text:span>:</text:p>
        </text:list-item>
      </text:list>
      <text:list xml:id="list2662750423" text:style-name="L3">
        <text:list-item>
          <text:p text:style-name="P36"><text:span text:style-name="T4">D</text:span><text:span text:style-name="T3">atetime</text:span></text:p>
        </text:list-item>
        <text:list-item>
          <text:p text:style-name="P31">asana</text:p>
        </text:list-item>
        <text:list-item>
          <text:p text:style-name="P37"><text:span text:style-name="T5">p</text:span><text:span text:style-name="T3">andas</text:span></text:p>
        </text:list-item>
      </text:list>
      <text:p text:style-name="P16"/>
      <text:p text:style-name="P16"/>
      <text:p text:style-name="P16"/>
      <text:p text:style-name="P16"/>
      <text:p text:style-name="P15"/>
      <text:p text:style-name="P15"/>
      <text:p text:style-name="P15"/>
      <text:p text:style-name="P15"><text:soft-page-break/></text:p>
      <text:p text:style-name="P15"/>
      <text:p text:style-name="P24">INSTALLATION PROCEDURES:</text:p>
      <text:p text:style-name="P15"/>
      <text:list xml:id="list800730672" text:style-name="L4">
        <text:list-item>
          <text:p text:style-name="P29">PYTHON INSTALLATION:</text:p>
        </text:list-item>
      </text:list>
      <text:list xml:id="list1130209265" text:style-name="L5">
        <text:list-header>
          <text:p text:style-name="P39"><text:span text:style-name="T14">D</text:span><text:span text:style-name="T13">ownload the latest release of python from <text:s/></text:span><text:a xlink:type="simple" xlink:href="https://www.python.org/" text:style-name="Internet_20_link" text:visited-style-name="Visited_20_Internet_20_Link">https://www.python.org/</text:a></text:p>
          <text:p text:style-name="P32">Run the downloaded the exe file to install the python.</text:p>
        </text:list-header>
      </text:list>
      <text:p text:style-name="P17"><text:tab/><text:tab/><text:span text:style-name="T17">Also be sure to add the python installed file path to </text:span></text:p>
      <text:p text:style-name="P17"><text:tab/><text:tab/><text:span text:style-name="T17">windows system variable.</text:span></text:p>
      <text:list xml:id="list142714350096816" text:continue-numbering="true" text:style-name="L5">
        <text:list-item>
          <text:p text:style-name="P32">Modules on Python:</text:p>
          <text:p text:style-name="P38">Datetime:</text:p>
          <text:list>
            <text:list-item>
              <text:p text:style-name="P32">Copy paste following comands in your command prompt / IDE terminal if you are using one:</text:p>
              <text:p text:style-name="P33">#&gt;pip install Datetime</text:p>
            </text:list-item>
          </text:list>
        </text:list-item>
      </text:list>
      <text:p text:style-name="P18"><text:tab/></text:p>
      <text:p text:style-name="P5"><text:span text:style-name="T3"><text:tab/><text:tab/></text:span><text:span text:style-name="T12">asana:</text:span></text:p>
      <text:p text:style-name="P5"><text:span text:style-name="T6"><text:tab/><text:tab/><text:tab/>This module is </text:span><text:span text:style-name="T7">helps us interact with asana.</text:span></text:p>
      <text:p text:style-name="P6"><text:span text:style-name="T7"><text:tab/><text:tab/><text:tab/></text:span><text:span text:style-name="T6">Copy paste following comands in your command prompt / <text:tab/><text:tab/><text:tab/>IDE terminal if you are using one:</text:span></text:p>
      <text:p text:style-name="P19"><text:tab/><text:tab/><text:tab/>#&gt;pip install asana</text:p>
      <text:p text:style-name="P19"/>
      <text:p text:style-name="P19"><text:tab/><text:tab/></text:p>
      <text:p text:style-name="P6"><text:span text:style-name="T8"><text:tab/><text:tab/></text:span><text:span text:style-name="T11">pandas:</text:span></text:p>
      <text:p text:style-name="P19"/>
      <text:p text:style-name="P19"><text:tab/><text:tab/><text:tab/>This module helps us to handle all the data in a table format <text:tab/><text:tab/><text:tab/>dataframes.</text:p>
      <text:p text:style-name="P6"><text:span text:style-name="T7"><text:tab/><text:tab/><text:tab/></text:span><text:span text:style-name="T6">Copy paste following comands in your command prompt / <text:tab/><text:tab/><text:tab/>IDE terminal if you are using one:</text:span></text:p>
      <text:p text:style-name="P19"><text:tab/><text:tab/><text:tab/>#&gt;pip install pandas</text:p>
      <text:p text:style-name="P20"/>
      <text:p text:style-name="P17"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0"><text:span text:style-name="T16">Configurations</text:span>:</text:p>
      <text:p text:style-name="P19"/>
      <text:p text:style-name="P7"><text:span text:style-name="T3">Before executing the python script to generate the report,some configurations needs to be done on config.ini file,</text:span><text:span text:style-name="T9">for authentication process and to ensure that report generated</text:span><text:span text:style-name="T3"> </text:span><text:span text:style-name="T9">is of targeted project.</text:span></text:p>
      <text:p text:style-name="P21">This task has to be performed every time <text:s/><text:span text:style-name="T15">a</text:span> targeted asana workspace,project or user changes.</text:p>
      <text:p text:style-name="P21"/>
      <text:p text:style-name="P21">[Users]</text:p>
      <text:p text:style-name="P21">security_token = <text:span text:style-name="T15">&lt; your asana access token&gt;</text:span></text:p>
      <text:p text:style-name="P21">workspacename = <text:span text:style-name="T15">&lt;organistaion name&gt;</text:span></text:p>
      <text:p text:style-name="P21">projectname = <text:span text:style-name="T15">&lt;Project name&gt;</text:span></text:p>
      <text:p text:style-name="P21">reporttype = all</text:p>
      <text:p text:style-name="P21">start_time = <text:span text:style-name="T15">&lt;starting date YYYY-MM-DD&gt;</text:span></text:p>
      <text:p text:style-name="P22">end_time = <text:span text:style-name="T15">&lt;Till date YYYY-MM-DD&gt;</text:span></text:p>
      <text:p text:style-name="P21">file_path=<text:span text:style-name="T15">&lt;enter the path of file hwer the report would be saved&gt;</text:span></text:p>
      <text:p text:style-name="P21"/>
      <text:p text:style-name="P21"/>
      <text:p text:style-name="P23">In addition to above changes also change the file path in main script arg1.py (line 8).Here the <text:s/>default path has to be relaced by the path to location of config.ini file in your system.</text:p>
      <text:p text:style-name="P23"/>
      <text:p text:style-name="P23"/>
      <text:p text:style-name="P11">TOOL EXECUTION STEPS:</text:p>
      <text:list xml:id="list509553321" text:style-name="L6">
        <text:list-item>
          <text:p text:style-name="P34">Set your configurations in config.in as mentioned above.</text:p>
        </text:list-item>
        <text:list-item>
          <text:p text:style-name="P34">Start command prompt on your machine.</text:p>
        </text:list-item>
        <text:list-item>
          <text:p text:style-name="P34">Type command &lt;python arg1.py&gt; to run the tool</text:p>
        </text:list-item>
        <text:list-item>
          <text:p text:style-name="P34">Check <text:span text:style-name="T18">for the report&lt;”report.csv”&gt; in </text:span>the file location specified in configuration file.</text:p>
        </text:list-item>
      </text:list>
      <text:p text:style-name="P35"/>
      <text:p text:style-name="P35"/>
      <text:p text:style-name="P35"/>
      <text:p text:style-name="P35"/>
      <text:p text:style-name="P9">Note:For any feedback or improvement suggestions please mail at <text:a xlink:type="simple" xlink:href="mailto:nirmal.bhujel@simpsoftsolutions.com" text:style-name="Internet_20_link" text:visited-style-name="Visited_20_Internet_20_Link">nirmal.bhujel@simpsoftsolutions.com</text:a>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3a2a" officeooo:paragraph-rsid="00023a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SANA PROJECT STATUS <text:s/>REPORT GENERA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2:44:38.129944972</meta:creation-date>
    <dc:date>2019-08-28T13:32:17.164492943</dc:date>
    <meta:editing-duration>PT31M2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54" meta:word-count="557" meta:character-count="3390" meta:non-whitespace-character-count="2853"/>
  </office:meta>
</office:document-meta>
</file>